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14.81mm" svg:height="118.05mm" svg:x="56.76mm" svg:y="9.03mm">
            <draw:object draw:notify-on-update-of-ranges="Planilha1.A1:Planilha1.A1 Planilha1.B1:Planilha1.B1 Planilha1.A2:Planilha1.A2 Planilha1.B2:Planilha1.B2 Planilha1.A3:Planilha1.A3 Planilha1.B3:Planilha1.B3 Planilha1.A4:Planilha1.A4 Planilha1.B4:Planilha1.B4 Planilha1.A5:Planilha1.A5 Planilha1.B5:Planilha1.B5 Planilha1.A6:Planilha1.A6 Planilha1.B6:Planilha1.B6 Planilha1.A7:Planilha1.A7 Planilha1.B7:Planilha1.B7 Planilha1.A8:Planilha1.A8 Planilha1.B8:Planilha1.B8 Planilha1.A9:Planilha1.A9 Planilha1.B9:Planilha1.B9 Planilha1.A10:Planilha1.A10 Planilha1.B10:Planilha1.B10 Planilha1.A11:Planilha1.A11 Planilha1.B11:Planilha1.B11 Planilha1.A12:Planilha1.A12 Planilha1.B12:Planilha1.B12 Planilha1.A13:Planilha1.A13 Planilha1.B13:Planilha1.B13 Planilha1.A14:Planilha1.A14 Planilha1.B14:Planilha1.B14 Planilha1.A15:Planilha1.A15 Planilha1.B15:Planilha1.B15 Planilha1.A16:Planilha1.A16 Planilha1.B16:Planilha1.B16 Planilha1.A17:Planilha1.A17 Planilha1.B17:Planilha1.B17 Planilha1.A18:Planilha1.A18 Planilha1.B18:Planilha1.B18 Planilha1.A19:Planilha1.A19 Planilha1.B19:Planilha1.B19 Planilha1.A20:Planilha1.A20 Planilha1.B20:Planilha1.B20 Planilha1.A21:Planilha1.A21 Planilha1.B21:Planilha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plicativ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percentage" office:value="0.59" calcext:value-type="percentage">
            <text:p>59%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percentage" office:value="0.47" calcext:value-type="percentage">
            <text:p>47%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percentage" office:value="0.37" calcext:value-type="percentage">
            <text:p>37%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percentage" office:value="0.16" calcext:value-type="percentage">
            <text:p>16%</text:p>
          </table:table-cell>
        </table:table-row>
        <table:table-row table:style-name="ro1">
          <table:table-cell office:value-type="string" calcext:value-type="string">
            <text:p>Facebook Messenger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percentage" office:value="0.12" calcext:value-type="percentage">
            <text:p>12%</text:p>
          </table:table-cell>
        </table:table-row>
        <table:table-row table:style-name="ro1">
          <table:table-cell office:value-type="string" calcext:value-type="string">
            <text:p>Caixa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Banco do Brasil</text:p>
          </table:table-cell>
          <table:table-cell office:value-type="percentage" office:value="0.08" calcext:value-type="percentage">
            <text:p>8%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office:value-type="percentage" office:value="0.08" calcext:value-type="percentage">
            <text:p>8%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percentage" office:value="0.08" calcext:value-type="percentage">
            <text:p>8%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Itaú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iFood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Bradesco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Nubank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 office:value-type="string" calcext:value-type="string">
            <text:p>Mercado Livre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0:00:02.353000000</meta:creation-date>
    <dc:date>2019-06-22T11:25:19.075000000</dc:date>
    <meta:editing-duration>PT58M15S</meta:editing-duration>
    <meta:editing-cycles>1</meta:editing-cycles>
    <meta:document-statistic meta:table-count="1" meta:cell-count="42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482cm" svg:height="11.806cm" xlink:href=".." xlink:type="simple" chart:class="chart:bar" chart:style-name="ch1">
        <chart:legend chart:legend-position="end" svg:x="16.563cm" svg:y="0.343cm" style:legend-expansion="high" chart:style-name="ch2"/>
        <chart:plot-area chart:style-name="ch3" table:cell-range-address="Planilha1.A1:Planilha1.B21" chart:data-source-has-labels="both" svg:x="0.429cm" svg:y="0.236cm" svg:width="15.705cm" svg:height="11.334cm">
          <chartooo:coordinate-region svg:x="1.368cm" svg:y="0.436cm" svg:width="14.766cm" svg:height="10.935cm"/>
          <chart:axis chart:dimension="x" chart:name="primary-x" chart:style-name="ch4" chartooo:axis-type="auto">
            <chartooo:date-scale/>
            <chart:categories table:cell-range-address="Planilha1.B1:Planilha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2" chart:label-cell-address="Planilha1.A2:Planilha1.A2" chart:class="chart:bar">
            <chart:data-point/>
          </chart:series>
          <chart:series chart:style-name="ch8" chart:values-cell-range-address="Planilha1.B3:Planilha1.B3" chart:label-cell-address="Planilha1.A3:Planilha1.A3" chart:class="chart:bar">
            <chart:data-point/>
          </chart:series>
          <chart:series chart:style-name="ch9" chart:values-cell-range-address="Planilha1.B4:Planilha1.B4" chart:label-cell-address="Planilha1.A4:Planilha1.A4" chart:class="chart:bar">
            <chart:data-point/>
          </chart:series>
          <chart:series chart:style-name="ch10" chart:values-cell-range-address="Planilha1.B5:Planilha1.B5" chart:label-cell-address="Planilha1.A5:Planilha1.A5" chart:class="chart:bar">
            <chart:data-point/>
          </chart:series>
          <chart:series chart:style-name="ch11" chart:values-cell-range-address="Planilha1.B6:Planilha1.B6" chart:label-cell-address="Planilha1.A6:Planilha1.A6" chart:class="chart:bar">
            <chart:data-point/>
          </chart:series>
          <chart:series chart:style-name="ch12" chart:values-cell-range-address="Planilha1.B7:Planilha1.B7" chart:label-cell-address="Planilha1.A7:Planilha1.A7" chart:class="chart:bar">
            <chart:data-point/>
          </chart:series>
          <chart:series chart:style-name="ch13" chart:values-cell-range-address="Planilha1.B8:Planilha1.B8" chart:label-cell-address="Planilha1.A8:Planilha1.A8" chart:class="chart:bar">
            <chart:data-point/>
          </chart:series>
          <chart:series chart:style-name="ch14" chart:values-cell-range-address="Planilha1.B9:Planilha1.B9" chart:label-cell-address="Planilha1.A9:Planilha1.A9" chart:class="chart:bar">
            <chart:data-point/>
          </chart:series>
          <chart:series chart:style-name="ch15" chart:values-cell-range-address="Planilha1.B10:Planilha1.B10" chart:label-cell-address="Planilha1.A10:Planilha1.A10" chart:class="chart:bar">
            <chart:data-point/>
          </chart:series>
          <chart:series chart:style-name="ch16" chart:values-cell-range-address="Planilha1.B11:Planilha1.B11" chart:label-cell-address="Planilha1.A11:Planilha1.A11" chart:class="chart:bar">
            <chart:data-point/>
          </chart:series>
          <chart:series chart:style-name="ch17" chart:values-cell-range-address="Planilha1.B12:Planilha1.B12" chart:label-cell-address="Planilha1.A12:Planilha1.A12" chart:class="chart:bar">
            <chart:data-point/>
          </chart:series>
          <chart:series chart:style-name="ch18" chart:values-cell-range-address="Planilha1.B13:Planilha1.B13" chart:label-cell-address="Planilha1.A13:Planilha1.A13" chart:class="chart:bar">
            <chart:data-point/>
          </chart:series>
          <chart:series chart:style-name="ch7" chart:values-cell-range-address="Planilha1.B14:Planilha1.B14" chart:label-cell-address="Planilha1.A14:Planilha1.A14" chart:class="chart:bar">
            <chart:data-point/>
          </chart:series>
          <chart:series chart:style-name="ch8" chart:values-cell-range-address="Planilha1.B15:Planilha1.B15" chart:label-cell-address="Planilha1.A15:Planilha1.A15" chart:class="chart:bar">
            <chart:data-point/>
          </chart:series>
          <chart:series chart:style-name="ch9" chart:values-cell-range-address="Planilha1.B16:Planilha1.B16" chart:label-cell-address="Planilha1.A16:Planilha1.A16" chart:class="chart:bar">
            <chart:data-point/>
          </chart:series>
          <chart:series chart:style-name="ch10" chart:values-cell-range-address="Planilha1.B17:Planilha1.B17" chart:label-cell-address="Planilha1.A17:Planilha1.A17" chart:class="chart:bar">
            <chart:data-point/>
          </chart:series>
          <chart:series chart:style-name="ch11" chart:values-cell-range-address="Planilha1.B18:Planilha1.B18" chart:label-cell-address="Planilha1.A18:Planilha1.A18" chart:class="chart:bar">
            <chart:data-point/>
          </chart:series>
          <chart:series chart:style-name="ch19" chart:values-cell-range-address="Planilha1.B19:Planilha1.B19" chart:label-cell-address="Planilha1.A19:Planilha1.A19" chart:class="chart:bar">
            <chart:data-point/>
          </chart:series>
          <chart:series chart:style-name="ch13" chart:values-cell-range-address="Planilha1.B20:Planilha1.B20" chart:label-cell-address="Planilha1.A20:Planilha1.A20" chart:class="chart:bar">
            <chart:data-point/>
          </chart:series>
          <chart:series chart:style-name="ch14" chart:values-cell-range-address="Planilha1.B21:Planilha1.B21" chart:label-cell-address="Planilha1.A21:Planilha1.A2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atsApp</text:p>
                <draw:g>
                  <svg:desc>Planilha1.A2:Planilha1.A2</svg:desc>
                </draw:g>
              </table:table-cell>
              <table:table-cell office:value-type="float" office:value="0.59">
                <text:p>0.59</text:p>
                <draw:g>
                  <svg:desc>Planilha1.B2:Planilha1.B2</svg:desc>
                </draw:g>
              </table:table-cell>
            </table:table-row>
            <table:table-row>
              <table:table-cell office:value-type="string">
                <text:p>Facebook</text:p>
                <draw:g>
                  <svg:desc>Planilha1.A3:Planilha1.A3</svg:desc>
                </draw:g>
              </table:table-cell>
              <table:table-cell office:value-type="float" office:value="0.47">
                <text:p>0.47</text:p>
                <draw:g>
                  <svg:desc>Planilha1.B3:Planilha1.B3</svg:desc>
                </draw:g>
              </table:table-cell>
            </table:table-row>
            <table:table-row>
              <table:table-cell office:value-type="string">
                <text:p>Instagram</text:p>
                <draw:g>
                  <svg:desc>Planilha1.A4:Planilha1.A4</svg:desc>
                </draw:g>
              </table:table-cell>
              <table:table-cell office:value-type="float" office:value="0.37">
                <text:p>0.37</text:p>
                <draw:g>
                  <svg:desc>Planilha1.B4:Planilha1.B4</svg:desc>
                </draw:g>
              </table:table-cell>
            </table:table-row>
            <table:table-row>
              <table:table-cell office:value-type="string">
                <text:p>Uber</text:p>
                <draw:g>
                  <svg:desc>Planilha1.A5:Planilha1.A5</svg:desc>
                </draw:g>
              </table:table-cell>
              <table:table-cell office:value-type="float" office:value="0.16">
                <text:p>0.16</text:p>
                <draw:g>
                  <svg:desc>Planilha1.B5:Planilha1.B5</svg:desc>
                </draw:g>
              </table:table-cell>
            </table:table-row>
            <table:table-row>
              <table:table-cell office:value-type="string">
                <text:p>Facebook Messenger</text:p>
                <draw:g>
                  <svg:desc>Planilha1.A6:Planilha1.A6</svg:desc>
                </draw:g>
              </table:table-cell>
              <table:table-cell office:value-type="float" office:value="0.15">
                <text:p>0.15</text:p>
                <draw:g>
                  <svg:desc>Planilha1.B6:Planilha1.B6</svg:desc>
                </draw:g>
              </table:table-cell>
            </table:table-row>
            <table:table-row>
              <table:table-cell office:value-type="string">
                <text:p>YouTube</text:p>
                <draw:g>
                  <svg:desc>Planilha1.A7:Planilha1.A7</svg:desc>
                </draw:g>
              </table:table-cell>
              <table:table-cell office:value-type="float" office:value="0.12">
                <text:p>0.12</text:p>
                <draw:g>
                  <svg:desc>Planilha1.B7:Planilha1.B7</svg:desc>
                </draw:g>
              </table:table-cell>
            </table:table-row>
            <table:table-row>
              <table:table-cell office:value-type="string">
                <text:p>Caixa</text:p>
                <draw:g>
                  <svg:desc>Planilha1.A8:Planilha1.A8</svg:desc>
                </draw:g>
              </table:table-cell>
              <table:table-cell office:value-type="float" office:value="0.1">
                <text:p>0.1</text:p>
                <draw:g>
                  <svg:desc>Planilha1.B8:Planilha1.B8</svg:desc>
                </draw:g>
              </table:table-cell>
            </table:table-row>
            <table:table-row>
              <table:table-cell office:value-type="string">
                <text:p>Banco do Brasil</text:p>
                <draw:g>
                  <svg:desc>Planilha1.A9:Planilha1.A9</svg:desc>
                </draw:g>
              </table:table-cell>
              <table:table-cell office:value-type="float" office:value="0.08">
                <text:p>0.08</text:p>
                <draw:g>
                  <svg:desc>Planilha1.B9:Planilha1.B9</svg:desc>
                </draw:g>
              </table:table-cell>
            </table:table-row>
            <table:table-row>
              <table:table-cell office:value-type="string">
                <text:p>Netflix</text:p>
                <draw:g>
                  <svg:desc>Planilha1.A10:Planilha1.A10</svg:desc>
                </draw:g>
              </table:table-cell>
              <table:table-cell office:value-type="float" office:value="0.08">
                <text:p>0.08</text:p>
                <draw:g>
                  <svg:desc>Planilha1.B10:Planilha1.B10</svg:desc>
                </draw:g>
              </table:table-cell>
            </table:table-row>
            <table:table-row>
              <table:table-cell office:value-type="string">
                <text:p>Twitter</text:p>
                <draw:g>
                  <svg:desc>Planilha1.A11:Planilha1.A11</svg:desc>
                </draw:g>
              </table:table-cell>
              <table:table-cell office:value-type="float" office:value="0.08">
                <text:p>0.08</text:p>
                <draw:g>
                  <svg:desc>Planilha1.B11:Planilha1.B11</svg:desc>
                </draw:g>
              </table:table-cell>
            </table:table-row>
            <table:table-row>
              <table:table-cell office:value-type="string">
                <text:p>Gmail</text:p>
                <draw:g>
                  <svg:desc>Planilha1.A12:Planilha1.A12</svg:desc>
                </draw:g>
              </table:table-cell>
              <table:table-cell office:value-type="float" office:value="0.07">
                <text:p>0.07</text:p>
                <draw:g>
                  <svg:desc>Planilha1.B12:Planilha1.B12</svg:desc>
                </draw:g>
              </table:table-cell>
            </table:table-row>
            <table:table-row>
              <table:table-cell office:value-type="string">
                <text:p>Google Chrome</text:p>
                <draw:g>
                  <svg:desc>Planilha1.A13:Planilha1.A13</svg:desc>
                </draw:g>
              </table:table-cell>
              <table:table-cell office:value-type="float" office:value="0.07">
                <text:p>0.07</text:p>
                <draw:g>
                  <svg:desc>Planilha1.B13:Planilha1.B13</svg:desc>
                </draw:g>
              </table:table-cell>
            </table:table-row>
            <table:table-row>
              <table:table-cell office:value-type="string">
                <text:p>99</text:p>
                <draw:g>
                  <svg:desc>Planilha1.A14:Planilha1.A14</svg:desc>
                </draw:g>
              </table:table-cell>
              <table:table-cell office:value-type="float" office:value="0.07">
                <text:p>0.07</text:p>
                <draw:g>
                  <svg:desc>Planilha1.B14:Planilha1.B14</svg:desc>
                </draw:g>
              </table:table-cell>
            </table:table-row>
            <table:table-row>
              <table:table-cell office:value-type="string">
                <text:p>Spotify</text:p>
                <draw:g>
                  <svg:desc>Planilha1.A15:Planilha1.A15</svg:desc>
                </draw:g>
              </table:table-cell>
              <table:table-cell office:value-type="float" office:value="0.06">
                <text:p>0.06</text:p>
                <draw:g>
                  <svg:desc>Planilha1.B15:Planilha1.B15</svg:desc>
                </draw:g>
              </table:table-cell>
            </table:table-row>
            <table:table-row>
              <table:table-cell office:value-type="string">
                <text:p>Itaú</text:p>
                <draw:g>
                  <svg:desc>Planilha1.A16:Planilha1.A16</svg:desc>
                </draw:g>
              </table:table-cell>
              <table:table-cell office:value-type="float" office:value="0.06">
                <text:p>0.06</text:p>
                <draw:g>
                  <svg:desc>Planilha1.B16:Planilha1.B16</svg:desc>
                </draw:g>
              </table:table-cell>
            </table:table-row>
            <table:table-row>
              <table:table-cell office:value-type="string">
                <text:p>iFood</text:p>
                <draw:g>
                  <svg:desc>Planilha1.A17:Planilha1.A17</svg:desc>
                </draw:g>
              </table:table-cell>
              <table:table-cell office:value-type="float" office:value="0.06">
                <text:p>0.06</text:p>
                <draw:g>
                  <svg:desc>Planilha1.B17:Planilha1.B17</svg:desc>
                </draw:g>
              </table:table-cell>
            </table:table-row>
            <table:table-row>
              <table:table-cell office:value-type="string">
                <text:p>Bradesco</text:p>
                <draw:g>
                  <svg:desc>Planilha1.A18:Planilha1.A18</svg:desc>
                </draw:g>
              </table:table-cell>
              <table:table-cell office:value-type="float" office:value="0.06">
                <text:p>0.06</text:p>
                <draw:g>
                  <svg:desc>Planilha1.B18:Planilha1.B18</svg:desc>
                </draw:g>
              </table:table-cell>
            </table:table-row>
            <table:table-row>
              <table:table-cell office:value-type="string">
                <text:p>Nubank</text:p>
                <draw:g>
                  <svg:desc>Planilha1.A19:Planilha1.A19</svg:desc>
                </draw:g>
              </table:table-cell>
              <table:table-cell office:value-type="float" office:value="0.05">
                <text:p>0.05</text:p>
                <draw:g>
                  <svg:desc>Planilha1.B19:Planilha1.B19</svg:desc>
                </draw:g>
              </table:table-cell>
            </table:table-row>
            <table:table-row>
              <table:table-cell office:value-type="string">
                <text:p>Google</text:p>
                <draw:g>
                  <svg:desc>Planilha1.A20:Planilha1.A20</svg:desc>
                </draw:g>
              </table:table-cell>
              <table:table-cell office:value-type="float" office:value="0.04">
                <text:p>0.04</text:p>
                <draw:g>
                  <svg:desc>Planilha1.B20:Planilha1.B20</svg:desc>
                </draw:g>
              </table:table-cell>
            </table:table-row>
            <table:table-row>
              <table:table-cell office:value-type="string">
                <text:p>Mercado Livre</text:p>
                <draw:g>
                  <svg:desc>Planilha1.A21:Planilha1.A21</svg:desc>
                </draw:g>
              </table:table-cell>
              <table:table-cell office:value-type="float" office:value="0.04">
                <text:p>0.04</text:p>
                <draw:g>
                  <svg:desc>Planilha1.B21:Planilha1.B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